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66a" officeooo:paragraph-rsid="001bb66a"/>
    </style:style>
    <style:style style:name="P2" style:family="paragraph" style:parent-style-name="Standard">
      <style:text-properties officeooo:rsid="001bb66a" officeooo:paragraph-rsid="001bb66a"/>
    </style:style>
    <style:style style:name="P3" style:family="paragraph" style:parent-style-name="Standard">
      <style:text-properties officeooo:rsid="001e0d6e" officeooo:paragraph-rsid="001e0d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 dropdown</text:p>
      <text:p text:style-name="P1"/>
      <text:p text:style-name="P1"><text:a xlink:type="simple" xlink:href="https://codepen.io/catalinred/pen/rplbn" text:style-name="Internet_20_link" text:visited-style-name="Visited_20_Internet_20_Link">https://codepen.io/catalinred/pen/rplbn</text:a> – this is almost perfect</text:p>
      <text:p text:style-name="P1"/>
      <text:p text:style-name="P1"><text:a xlink:type="simple" xlink:href="https://codepen.io/wallaceerick/pen/ctsCz" text:style-name="Internet_20_link" text:visited-style-name="Visited_20_Internet_20_Link">https://codepen.io/wallaceerick/pen/ctsCz</text:a> – this one has some interesting css</text:p>
      <text:p text:style-name="P1"/>
      <text:p text:style-name="P3">Using ::after to create a tooltip - <text:a xlink:type="simple" xlink:href="https://developer.mozilla.org/en-US/docs/Web/CSS/::after" text:style-name="Internet_20_link" text:visited-style-name="Visited_20_Internet_20_Link">https://developer.mozilla.org/en-US/docs/Web/CSS/::after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23:02.448635498</meta:creation-date>
    <dc:date>2017-12-18T22:36:57.683397015</dc:date>
    <meta:editing-duration>PT18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2" meta:character-count="248" meta:non-whitespace-character-count="228"/>
  </office:meta>
</office:document-meta>
</file>